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2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97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03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3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4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4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55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8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21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0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9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40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4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5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9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0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2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3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6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7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7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7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8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9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8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26T22:51:21.472220150</dc:date>
    <meta:editing-duration>P56DT4H47M35S</meta:editing-duration>
    <meta:editing-cycles>1322</meta:editing-cycles>
    <meta:generator>LibreOffice/5.1.6.2$Linux_X86_64 LibreOffice_project/10m0$Build-2</meta:generator>
    <dc:creator>James Petts</dc:creator>
    <meta:document-statistic meta:table-count="3" meta:cell-count="4260" meta:object-count="0"/>
  </office:meta>
</office:document-meta>
</file>